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6" calcext:value-type="float">
            <text:p>6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string" calcext:value-type="string">
            <text:p>5,10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0.7" calcext:value-type="float">
            <text:p>8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5,1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string" calcext:value-type="string">
            <text:p>370,14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3,558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string" calcext:value-type="string">
            <text:p>1,66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704.4" calcext:value-type="float">
            <text:p>704.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string" calcext:value-type="string">
            <text:p>73,120</text:p>
          </table:table-cell>
          <table:table-cell office:value-type="string" calcext:value-type="string">
            <text:p>1,328</text:p>
          </table:table-cell>
          <table:table-cell table:number-columns-repeated="2"/>
          <table:table-cell office:value-type="string" calcext:value-type="string">
            <text:p>15,976.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string" calcext:value-type="string">
            <text:p>55,92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14,216.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0</text:p>
          </table:table-cell>
          <table:table-cell table:number-columns-repeated="2"/>
          <table:table-cell office:value-type="string" calcext:value-type="string">
            <text:p>3,723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7.9" calcext:value-type="float">
            <text:p>127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11,258.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string" calcext:value-type="string">
            <text:p>3,86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3,037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573,984</text:p>
          </table:table-cell>
          <table:table-cell office:value-type="string" calcext:value-type="string">
            <text:p>4,94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1,571.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36,8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5,068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49.7" calcext:value-type="float">
            <text:p>149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84.5" calcext:value-type="float">
            <text:p>384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07.5" calcext:value-type="float">
            <text:p>30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.6" calcext:value-type="float">
            <text:p>227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4,41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8.6" calcext:value-type="float">
            <text:p>68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583,504</text:p>
          </table:table-cell>
          <table:table-cell office:value-type="string" calcext:value-type="string">
            <text:p>5,619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61.1" calcext:value-type="float">
            <text:p>61.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964,341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08</meta:creation-date>
    <dc:date>2018-09-01T09:02:08</dc:date>
    <meta:generator>LibreOffice/5.1.6.2$Linux_X86_64 LibreOffice_project/10m0$Build-2</meta:generator>
    <meta:document-statistic meta:table-count="1" meta:cell-count="4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